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6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wheel diameter</text:p>
          </table:table-cell>
          <table:table-cell office:value-type="float" office:value="0.0762">
            <text:p>0.0762</text:p>
          </table:table-cell>
          <table:table-cell table:number-columns-repeated="3"/>
          <table:table-cell office:value-type="string">
            <text:p>circumference</text:p>
          </table:table-cell>
          <table:table-cell table:formula="of:=[.B1]*PI()" office:value-type="float" office:value="0.239389360203542">
            <text:p>0.2393893602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0.37">
            <text:p>0.37</text:p>
          </table:table-cell>
          <table:table-cell table:number-columns-repeated="3"/>
          <table:table-cell office:value-type="string">
            <text:p>speed [m/s]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ounts per evol</text:p>
          </table:table-cell>
          <table:table-cell table:formula="of:=19500/2" office:value-type="float" office:value="9750">
            <text:p>9750</text:p>
          </table:table-cell>
          <table:table-cell table:number-columns-repeated="3"/>
          <table:table-cell office:value-type="string">
            <text:p>revs per sec</text:p>
          </table:table-cell>
          <table:table-cell table:formula="of:=[.G2]/[.G1]" office:value-type="float" office:value="0.417729509427547">
            <text:p>0.4177295094</text:p>
          </table:table-cell>
        </table:table-row>
        <table:table-row table:style-name="ro1">
          <table:table-cell office:value-type="string">
            <text:p>distance per tick</text:p>
          </table:table-cell>
          <table:table-cell table:formula="of:=[.B1]*PI() / [.B3]" office:value-type="float" office:value="0.000024552754892671">
            <text:p>2.4552754892671E-005</text:p>
          </table:table-cell>
          <table:table-cell table:number-columns-repeated="3"/>
          <table:table-cell office:value-type="string">
            <text:p>ticks per sec</text:p>
          </table:table-cell>
          <table:table-cell table:formula="of:=[.G3]*[.B3]" office:value-type="float" office:value="4072.86271691858">
            <text:p>4072.862716918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dTicksLeft</text:p>
          </table:table-cell>
          <table:table-cell office:value-type="float" office:value="9750">
            <text:p>9750</text:p>
          </table:table-cell>
          <table:table-cell table:number-columns-repeated="5"/>
        </table:table-row>
        <table:table-row table:style-name="ro1">
          <table:table-cell office:value-type="string">
            <text:p>dTicksRight</text:p>
          </table:table-cell>
          <table:table-cell office:value-type="float" office:value="9750">
            <text:p>975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Distance</text:p>
          </table:table-cell>
          <table:table-cell table:formula="of:= 0.5 * ([.B7] + [.B8]) * [.B4]" office:value-type="float" office:value="0.239389360203542">
            <text:p>0.2393893602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Max ticks per sec</text:p>
          </table:table-cell>
          <table:table-cell office:value-type="float" office:value="40787.5">
            <text:p>40787.5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05/16/2011</text:date>, <text:time>22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. Hessmer</meta:initial-creator>
    <meta:creation-date>2011-01-22T09:37:50</meta:creation-date>
    <dc:date>2011-05-16T22:25:47</dc:date>
    <dc:creator>Dr. Hessmer</dc:creator>
    <meta:editing-duration>PT82H09M51S</meta:editing-duration>
    <meta:editing-cycles>3</meta:editing-cycles>
    <meta:generator>OpenOffice.org/3.2$Unix OpenOffice.org_project/320m19$Build-9505</meta:generator>
    <meta:document-statistic meta:table-count="3" meta:cell-count="24" meta:object-count="0"/>
  </office:meta>
</office:document-meta>
</file>